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95817" fo:background-color="#fffff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a933" loext:opacity="100%" fo:background-color="#ffffff"/>
    </style:style>
    <style:style style:name="P5" style:family="paragraph" style:parent-style-name="Standard">
      <style:text-properties fo:color="#00a933" loext:opacity="100%" fo:background-color="#fffff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a933" loext:opacity="100%" officeooo:paragraph-rsid="00095817" fo:background-color="#ffffff"/>
    </style:style>
    <style:style style:name="P7" style:family="paragraph" style:parent-style-name="Standard">
      <style:text-properties fo:color="#00a933" loext:opacity="100%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1c1c1c" loext:opacity="100%" fo:background-color="#ffffff"/>
    </style:style>
    <style:style style:name="P9" style:family="paragraph" style:parent-style-name="Standard">
      <style:text-properties fo:color="#1c1c1c" loext:opacity="100%" fo:background-color="#ffffff"/>
    </style:style>
    <style:style style:name="P10" style:family="paragraph" style:parent-style-name="Standard">
      <style:text-properties fo:color="#1c1c1c" loext:opacity="100%" officeooo:paragraph-rsid="000645f6" fo:background-color="#fffff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1c1c1c" loext:opacity="100%" officeooo:paragraph-rsid="00095817" fo:background-color="#ffffff"/>
    </style:style>
    <style:style style:name="P12" style:family="paragraph" style:parent-style-name="Standard">
      <style:text-properties fo:color="#1c1c1c" loext:opacity="100%" officeooo:paragraph-rsid="00095817" fo:background-color="#ffffff"/>
    </style:style>
    <style:style style:name="P13" style:family="paragraph" style:parent-style-name="Standard">
      <style:text-properties officeooo:paragraph-rsid="000645f6"/>
    </style:style>
    <style:style style:name="P14" style:family="paragraph" style:parent-style-name="Preformatted_20_Text">
      <style:text-properties fo:color="#00a933" loext:opacity="100%" fo:background-color="#ffffff"/>
    </style:style>
    <style:style style:name="P15" style:family="paragraph" style:parent-style-name="Preformatted_20_Text">
      <style:text-properties officeooo:paragraph-rsid="000a2f73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0a2f73"/>
    </style:style>
    <style:style style:name="P17" style:family="paragraph" style:parent-style-name="Standard">
      <style:text-properties fo:color="#00a933" loext:opacity="100%" fo:background-color="#ffffff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center" style:writing-mode="lr-tb"/>
      <style:text-properties fo:font-size="1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text-align="center" style:writing-mode="lr-tb"/>
    </style:style>
    <style:style style:name="T1" style:family="text">
      <style:text-properties fo:color="#cccccc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d7ba7d" loext:opacity="100%"/>
    </style:style>
    <style:style style:name="T4" style:family="text">
      <style:text-properties fo:color="#d7ba7d" loext:opacity="100%" fo:background-color="#ffffff" loext:char-shading-value="0"/>
    </style:style>
    <style:style style:name="T5" style:family="text">
      <style:text-properties fo:color="#800080" loext:opacity="100%"/>
    </style:style>
    <style:style style:name="T6" style:family="text">
      <style:text-properties fo:color="#800080" loext:opacity="100%" fo:background-color="#ffffff" loext:char-shading-value="0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fo:background-color="#ffffff" loext:char-shading-value="0"/>
    </style:style>
    <style:style style:name="T9" style:family="text">
      <style:text-properties fo:color="#2a6099" loext:opacity="100%"/>
    </style:style>
    <style:style style:name="T10" style:family="text">
      <style:text-properties fo:color="#2a6099" loext:opacity="100%" fo:background-color="#ffffff" loext:char-shading-value="0"/>
    </style:style>
    <style:style style:name="T11" style:family="text">
      <style:text-properties fo:color="#1c1c1c" loext:opacity="100%"/>
    </style:style>
    <style:style style:name="T12" style:family="text">
      <style:text-properties fo:color="#1c1c1c" loext:opacity="100%" officeooo:rsid="000645f6"/>
    </style:style>
    <style:style style:name="T13" style:family="text">
      <style:text-properties fo:color="#1c1c1c" loext:opacity="100%" fo:background-color="#ffffff" loext:char-shading-value="0"/>
    </style:style>
    <style:style style:name="T14" style:family="text">
      <style:text-properties fo:color="#5983b0" loext:opacity="100%"/>
    </style:style>
    <style:style style:name="T15" style:family="text">
      <style:text-properties fo:color="#5983b0" loext:opacity="100%" fo:background-color="#ffffff" loext:char-shading-value="0"/>
    </style:style>
    <style:style style:name="T16" style:family="text">
      <style:text-properties fo:color="#5983b0" loext:opacity="100%" officeooo:rsid="000645f6" fo:background-color="#ffffff" loext:char-shading-value="0"/>
    </style:style>
    <style:style style:name="T17" style:family="text">
      <style:text-properties fo:color="#ffbf00" loext:opacity="100%"/>
    </style:style>
    <style:style style:name="T18" style:family="text">
      <style:text-properties fo:color="#ffbf00" loext:opacity="100%" fo:background-color="#ffffff" loext:char-shading-value="0"/>
    </style:style>
    <style:style style:name="T19" style:family="text">
      <style:text-properties fo:color="#ffbf00" loext:opacity="100%" officeooo:rsid="000645f6" fo:background-color="#ffffff" loext:char-shading-value="0"/>
    </style:style>
    <style:style style:name="T20" style:family="text">
      <style:text-properties fo:color="#ff4000" loext:opacity="100%"/>
    </style:style>
    <style:style style:name="T21" style:family="text">
      <style:text-properties officeooo:rsid="000668ca"/>
    </style:style>
    <style:style style:name="T22" style:family="text">
      <style:text-properties officeooo:rsid="000a2f73"/>
    </style:style>
    <style:style style:name="T23" style:family="text">
      <style:text-properties fo:color="#111111" loext:opacity="100%" fo:background-color="#ffffff" loext:char-shading-value="0"/>
    </style:style>
    <style:style style:name="gr1" style:family="graphic">
      <style:graphic-properties svg:stroke-width="0.101cm" svg:stroke-color="#111111" draw:marker-start-width="0.503cm" draw:marker-end-width="0.503cm" draw:fill="none" draw:textarea-horizontal-align="justify" draw:textarea-vertical-align="middle" draw:auto-grow-height="false" fo:min-height="5.837cm" fo:min-width="9.77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2.294cm" fo:min-width="9.634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2.347cm" fo:min-width="9.52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7.096cm" fo:min-width="9.634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5.75cm" fo:min-width="9.477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7.257cm" fo:min-width="9.52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Forma 1" draw:style-name="gr6" draw:text-style-name="P20" svg:width="9.526cm" svg:height="7.257cm" svg:x="-0.356cm" svg:y="-0.148cm"><text:p/><draw:enhanced-geometry svg:viewBox="0 0 21600 21600" draw:type="rectangle" draw:enhanced-path="M 0 0 L 21600 0 21600 21600 0 21600 0 0 Z N"/></draw:custom-shape>//selection sort</text:p>
      <text:p text:style-name="P1"><text:span text:style-name="T5">for</text:span><text:span text:style-name="T1"> </text:span><text:span text:style-name="T11">(</text:span><text:span text:style-name="T9">int</text:span><text:span text:style-name="T1"> </text:span><text:span text:style-name="T11">i = 0; i &lt; </text:span><text:span text:style-name="T12">tam</text:span><text:span text:style-name="T11">; i++){</text:span></text:p>
      <text:p text:style-name="P1"><text:span text:style-name="T11"><text:tab/>menor = </text:span><text:span text:style-name="T14">vetor</text:span><text:span text:style-name="T11">[i];</text:span></text:p>
      <text:p text:style-name="P8"><text:tab/>posmenor = i;</text:p>
      <text:p text:style-name="P1"><text:span text:style-name="T5"><text:tab/>for</text:span><text:span text:style-name="T1"> </text:span><text:span text:style-name="T11">(</text:span><text:span text:style-name="T9">int</text:span><text:span text:style-name="T1"> </text:span><text:span text:style-name="T11">j = i; j &lt; </text:span><text:span text:style-name="T12">tam</text:span><text:span text:style-name="T11">; j++){</text:span></text:p>
      <text:p text:style-name="P1"><text:span text:style-name="T5"><text:tab/><text:tab/>if</text:span><text:span text:style-name="T1"> </text:span><text:span text:style-name="T11">(</text:span><text:span text:style-name="T14">vetor</text:span><text:span text:style-name="T11">[j] &lt; menor){</text:span></text:p>
      <text:p text:style-name="P1"><text:span text:style-name="T11"><text:tab/><text:tab/>menor =</text:span><text:span text:style-name="T1"> </text:span><text:span text:style-name="T14">vetor</text:span><text:span text:style-name="T11">[j];</text:span></text:p>
      <text:p text:style-name="P8"><text:tab/><text:tab/>posmenor = j;</text:p>
      <text:p text:style-name="P8"><text:tab/><text:tab/>}</text:p>
      <text:p text:style-name="P8"><text:tab/>}</text:p>
      <text:p text:style-name="P1"><text:span text:style-name="T11"><text:tab/>aux =</text:span><text:span text:style-name="T1"> </text:span><text:span text:style-name="T14">vetor</text:span><text:span text:style-name="T11">[i];</text:span></text:p>
      <text:p text:style-name="P1"><text:span text:style-name="T14"><text:tab/>vetor</text:span><text:span text:style-name="T11">[i] = menor;</text:span></text:p>
      <text:p text:style-name="P1"><text:span text:style-name="T14"><text:tab/>vetor</text:span><text:span text:style-name="T11">[posmenor] = aux;</text:span></text:p>
      <text:p text:style-name="P8">}</text:p>
      <text:p text:style-name="P2"/>
      <text:p text:style-name="P2"><draw:custom-shape text:anchor-type="paragraph" draw:z-index="1" draw:name="Forma 2" draw:style-name="gr5" draw:text-style-name="P21" svg:width="9.577cm" svg:height="5.85cm" svg:x="-0.39cm" svg:y="0.115cm"><text:p/><draw:enhanced-geometry svg:viewBox="0 0 21600 21600" draw:type="rectangle" draw:enhanced-path="M 0 0 L 21600 0 21600 21600 0 21600 0 0 Z N"/></draw:custom-shape></text:p>
      <text:p text:style-name="P4">//bubble sort</text:p>
      <text:p text:style-name="P1"><text:span text:style-name="T5">for</text:span><text:span text:style-name="T1"> </text:span><text:span text:style-name="T11">(</text:span><text:span text:style-name="T9">int</text:span><text:span text:style-name="T1"> </text:span><text:span text:style-name="T11">i = 0; i &lt; </text:span><text:span text:style-name="T12">tam</text:span><text:span text:style-name="T11"> - 1; i++) {</text:span></text:p>
      <text:p text:style-name="P1"><text:span text:style-name="T5"><text:tab/>for</text:span><text:span text:style-name="T1"> </text:span><text:span text:style-name="T11">(</text:span><text:span text:style-name="T9">int</text:span><text:span text:style-name="T1"> </text:span><text:span text:style-name="T11">j = 0; j &lt; </text:span><text:span text:style-name="T12">tam</text:span><text:span text:style-name="T11"> - 1 - i; j++) {</text:span></text:p>
      <text:p text:style-name="P1"><text:span text:style-name="T5"><text:tab/><text:tab/>if</text:span><text:span text:style-name="T1"> </text:span><text:span text:style-name="T11">(</text:span><text:span text:style-name="T14">vetor</text:span><text:span text:style-name="T11">[j] &gt;</text:span><text:span text:style-name="T14"> vetor</text:span><text:span text:style-name="T11">[j + 1]){</text:span><text:span text:style-name="T7"> //obs!</text:span></text:p>
      <text:p text:style-name="P1"><text:span text:style-name="T11"><text:tab/><text:tab/><text:tab/>aux =</text:span><text:span text:style-name="T1"> </text:span><text:span text:style-name="T14">vetor</text:span><text:span text:style-name="T11">[j];</text:span></text:p>
      <text:p text:style-name="P1"><text:span text:style-name="T14"><text:tab/><text:tab/><text:tab/>vetor</text:span><text:span text:style-name="T11">[j] = </text:span><text:span text:style-name="T14">vetor</text:span><text:span text:style-name="T11">[j + 1];</text:span></text:p>
      <text:p text:style-name="P1"><text:span text:style-name="T14"><text:tab/><text:tab/><text:tab/>vetor</text:span><text:span text:style-name="T11">[j + 1] = aux;</text:span></text:p>
      <text:p text:style-name="P8"><text:tab/><text:tab/>}</text:p>
      <text:p text:style-name="P8"><text:tab/>}</text:p>
      <text:p text:style-name="P8">}</text:p>
      <text:p text:style-name="P9"/>
      <text:p text:style-name="P9"/>
      <text:p text:style-name="P8"/>
      <text:p text:style-name="P8"><draw:custom-shape text:anchor-type="paragraph" draw:z-index="3" draw:name="Forma 4" draw:style-name="gr3" draw:text-style-name="P20" svg:width="9.626cm" svg:height="12.447cm" svg:x="-0.452cm" svg:y="0.418cm"><text:p/><draw:enhanced-geometry svg:viewBox="0 0 21600 21600" draw:type="rectangle" draw:enhanced-path="M 0 0 L 21600 0 21600 21600 0 21600 0 0 Z N"/></draw:custom-shape></text:p>
      <text:p text:style-name="P4">//binary search</text:p>
      <text:p text:style-name="P1"><text:span text:style-name="T9">int</text:span><text:span text:style-name="T1"> </text:span><text:span text:style-name="T11">esquerda = 0;</text:span></text:p>
      <text:p text:style-name="P1"><text:span text:style-name="T9">int </text:span><text:span text:style-name="T11">direita = </text:span><text:span text:style-name="T12">tam</text:span><text:span text:style-name="T11"> - 1;</text:span></text:p>
      <text:p text:style-name="P1"><text:span text:style-name="T9">int</text:span><text:span text:style-name="T1"> </text:span><text:span text:style-name="T11">res = -1;</text:span></text:p>
      <text:p text:style-name="P2"/>
      <text:p text:style-name="P1"><text:span text:style-name="T5">while</text:span><text:span text:style-name="T1"> </text:span><text:span text:style-name="T11">(esquerda &lt;= direita) {</text:span></text:p>
      <text:p text:style-name="P1"><text:span text:style-name="T9"><text:tab/>int</text:span><text:span text:style-name="T1"> </text:span><text:span text:style-name="T11">meio = (esquerda + direita) / 2;</text:span></text:p>
      <text:p text:style-name="P2"/>
      <text:p text:style-name="P1"><text:span text:style-name="T5"><text:tab/>if</text:span><text:span text:style-name="T1"> </text:span><text:span text:style-name="T11">(</text:span><text:span text:style-name="T14">vetor</text:span><text:span text:style-name="T11">[meio] == alvo) {</text:span></text:p>
      <text:p text:style-name="P8"><text:tab/><text:tab/>res = meio;</text:p>
      <text:p text:style-name="P1"><text:span text:style-name="T5"><text:tab/><text:tab/>break</text:span><text:span text:style-name="T11">;</text:span></text:p>
      <text:p text:style-name="P1"><text:span text:style-name="T11"><text:tab/>}</text:span><text:span text:style-name="T1"> </text:span><text:span text:style-name="T5">else if</text:span><text:span text:style-name="T1"> </text:span><text:span text:style-name="T11">(</text:span><text:span text:style-name="T14">vetor</text:span><text:span text:style-name="T11">[meio] &lt; alvo) {</text:span></text:p>
      <text:p text:style-name="P8"><text:tab/><text:tab/>esquerda = meio + 1;</text:p>
      <text:p text:style-name="P1"><text:span text:style-name="T11"><text:tab/>}</text:span><text:span text:style-name="T1"> </text:span><text:span text:style-name="T5">else </text:span><text:span text:style-name="T11">{</text:span></text:p>
      <text:p text:style-name="P8"><text:tab/><text:tab/>direita = meio - 1;</text:p>
      <text:p text:style-name="P8"><text:tab/>}</text:p>
      <text:p text:style-name="P8">}</text:p>
      <text:p text:style-name="P2"/>
      <text:p text:style-name="P1"><text:span text:style-name="T5">if</text:span><text:span text:style-name="T1"> </text:span><text:span text:style-name="T11">(res != -1) {</text:span></text:p>
      <text:p text:style-name="P1"><text:span text:style-name="T17"><text:tab/>printf</text:span><text:span text:style-name="T11">(</text:span><text:span text:style-name="T20">"Elemento encontrado no índice</text:span><text:span text:style-name="T2"> </text:span><text:span text:style-name="T14">%i</text:span><text:span text:style-name="T2">.</text:span><text:span text:style-name="T3">\n</text:span><text:span text:style-name="T20">"</text:span><text:span text:style-name="T11">, resultado);</text:span></text:p>
      <text:p text:style-name="P1"><text:span text:style-name="T11">}</text:span><text:span text:style-name="T1"> </text:span><text:span text:style-name="T5">else</text:span><text:span text:style-name="T1"> </text:span><text:span text:style-name="T11">{</text:span></text:p>
      <text:p text:style-name="P1"><text:span text:style-name="T17"><text:tab/>printf</text:span><text:span text:style-name="T11">(</text:span><text:span text:style-name="T20">"Elemento não encontrado.</text:span><text:span text:style-name="T3">\n</text:span><text:span text:style-name="T20">"</text:span><text:span text:style-name="T11">);</text:span></text:p>
      <text:p text:style-name="P8">}</text:p>
      <text:p text:style-name="P9"/>
      <text:p text:style-name="P6"/>
      <text:p text:style-name="P6"><draw:custom-shape text:anchor-type="paragraph" draw:z-index="2" draw:name="Forma 3" draw:style-name="gr4" draw:text-style-name="P21" svg:width="9.734cm" svg:height="7.196cm" svg:x="-0.332cm" svg:y="-0.099cm"><text:p/><draw:enhanced-geometry svg:viewBox="0 0 21600 21600" draw:type="rectangle" draw:enhanced-path="M 0 0 L 21600 0 21600 21600 0 21600 0 0 Z N"/></draw:custom-shape>//linear searh</text:p>
      <text:p text:style-name="P3"><text:span text:style-name="T9">int</text:span><text:span text:style-name="T1"> </text:span><text:span text:style-name="T11">res = -1;</text:span></text:p>
      <text:p text:style-name="P3"><text:span text:style-name="T5">for</text:span><text:span text:style-name="T1"> </text:span><text:span text:style-name="T11">(</text:span><text:span text:style-name="T9">int</text:span><text:span text:style-name="T1"> </text:span><text:span text:style-name="T11">i = 0; i &lt; </text:span><text:span text:style-name="T12">tam</text:span><text:span text:style-name="T11">; i++) {</text:span></text:p>
      <text:p text:style-name="P3"><text:span text:style-name="T5"><text:tab/>if</text:span><text:span text:style-name="T1"> </text:span><text:span text:style-name="T11">(</text:span><text:span text:style-name="T14">vetor</text:span><text:span text:style-name="T11">[i] == alvo) {</text:span></text:p>
      <text:p text:style-name="P11"><text:tab/>res = i;</text:p>
      <text:p text:style-name="P3"><text:span text:style-name="T5"><text:tab/>break</text:span><text:span text:style-name="T11">;</text:span></text:p>
      <text:p text:style-name="P11"><text:tab/>}</text:p>
      <text:p text:style-name="P11">}</text:p>
      <text:p text:style-name="P12"/>
      <text:p text:style-name="P3"><text:span text:style-name="T5">if</text:span><text:span text:style-name="T1"> </text:span><text:span text:style-name="T11">(res != -1) {</text:span></text:p>
      <text:p text:style-name="P3"><text:span text:style-name="T17"><text:tab/>printf</text:span><text:span text:style-name="T11">(</text:span><text:span text:style-name="T2">"</text:span><text:span text:style-name="T14">%i</text:span><text:span text:style-name="T3">\n</text:span><text:span text:style-name="T2">"</text:span><text:span text:style-name="T11">, res);</text:span></text:p>
      <text:p text:style-name="P3"><text:span text:style-name="T11">}</text:span><text:span text:style-name="T1"> </text:span><text:span text:style-name="T5">else</text:span><text:span text:style-name="T1"> </text:span><text:span text:style-name="T11">{</text:span></text:p>
      <text:p text:style-name="P3"><text:span text:style-name="T17"><text:tab/>printf</text:span><text:span text:style-name="T11">(</text:span><text:span text:style-name="T2">"</text:span><text:span text:style-name="T20">Elemento não encontrado.</text:span><text:span text:style-name="T3">\n</text:span><text:span text:style-name="T2">"</text:span><text:span text:style-name="T11">);</text:span></text:p>
      <text:p text:style-name="P11">}</text:p>
      <text:p text:style-name="P9"/>
      <text:p text:style-name="P5"><draw:custom-shape text:anchor-type="paragraph" draw:z-index="5" draw:name="Forma 7" draw:style-name="gr1" draw:text-style-name="P18" svg:width="9.773cm" svg:height="5.837cm" svg:x="-0.379cm" svg:y="0.127cm"><text:p/><draw:enhanced-geometry svg:viewBox="0 0 21600 21600" draw:type="rectangle" draw:enhanced-path="M 0 0 L 21600 0 21600 21600 0 21600 0 0 Z N"/></draw:custom-shape></text:p>
      <text:p text:style-name="P14"><text:span text:style-name="Source_20_Text">//</text:span><text:span text:style-name="Source_20_Text"><text:span text:style-name="T22">fibonnanci</text:span></text:span></text:p>
      <text:p text:style-name="Preformatted_20_Text"><text:span text:style-name="Source_20_Text"><text:span text:style-name="T10">int</text:span></text:span><text:span text:style-name="Source_20_Text"><text:span text:style-name="T23"> soma = 0; </text:span></text:span><text:span text:style-name="Source_20_Text"><text:span text:style-name="T8"><text:s text:c="9"/></text:span></text:span></text:p>
      <text:p text:style-name="Preformatted_20_Text"><text:span text:style-name="Source_20_Text"><text:span text:style-name="T9">int</text:span></text:span><text:span text:style-name="Source_20_Text"> atual = 0; </text:span></text:p>
      <text:p text:style-name="P15"><text:span text:style-name="Source_20_Text"><text:span text:style-name="T9">int</text:span></text:span><text:span text:style-name="Source_20_Text"> proximo = 1; <text:s text:c="6"/></text:span></text:p>
      <text:p text:style-name="P15"><text:span text:style-name="Source_20_Text"><text:span text:style-name="T9">int</text:span></text:span><text:span text:style-name="Source_20_Text"> temporario;</text:span></text:p>
      <text:p text:style-name="Preformatted_20_Text"><text:span text:style-name="Source_20_Text"><text:s text:c="4"/></text:span></text:p>
      <text:p text:style-name="Preformatted_20_Text"><text:span text:style-name="Source_20_Text"><text:span text:style-name="T5">while</text:span></text:span><text:span text:style-name="Source_20_Text"> (n--) {</text:span></text:p>
      <text:p text:style-name="Preformatted_20_Text"><text:span text:style-name="Source_20_Text"><text:tab/>soma += atual;</text:span></text:p>
      <text:p text:style-name="Preformatted_20_Text"><text:span text:style-name="Source_20_Text"><text:tab/>temporario = atual;</text:span></text:p>
      <text:p text:style-name="Preformatted_20_Text"><text:span text:style-name="Source_20_Text"><text:s text:c="6"/>atual = proximo; <text:s/></text:span></text:p>
      <text:p text:style-name="Preformatted_20_Text"><text:span text:style-name="Source_20_Text"><text:s text:c="6"/>proximo = temporario + proximo;</text:span></text:p>
      <text:p text:style-name="P16"><text:span text:style-name="Source_20_Text"><text:span text:style-name="T22">}</text:span></text:span></text:p>
      <text:p text:style-name="P5"/>
      <text:p text:style-name="P5"/>
      <text:p text:style-name="P5"/>
      <text:p text:style-name="P5"><draw:custom-shape text:anchor-type="paragraph" draw:z-index="4" draw:name="Forma 5" draw:style-name="gr2" draw:text-style-name="P19" svg:width="9.734cm" svg:height="12.394cm" svg:x="-0.288cm" svg:y="0.002cm"><text:p/><draw:enhanced-geometry svg:viewBox="0 0 21600 21600" draw:type="rectangle" draw:enhanced-path="M 0 0 L 21600 0 21600 21600 0 21600 0 0 Z N"/></draw:custom-shape>//Frequencias</text:p>
      <text:p text:style-name="P9"><text:span text:style-name="T5">for</text:span> (<text:span text:style-name="T9">int</text:span> i = 0; i &lt; tam; i++) {</text:p>
      <text:p text:style-name="P10"><text:s/><text:tab/><text:span text:style-name="T17">scanf</text:span><text:span text:style-name="T5">(</text:span>"%i", &amp;<text:span text:style-name="T14">vetor</text:span>[i]<text:span text:style-name="T5">)</text:span>;</text:p>
      <text:p text:style-name="P13"><text:span text:style-name="T6"><text:tab/>if (</text:span><text:span text:style-name="T15">vetor</text:span><text:span text:style-name="T13">[i] &gt; maximo</text:span><text:span text:style-name="T6">)</text:span><text:span text:style-name="T13"> </text:span><text:span text:style-name="T6">{</text:span></text:p>
      <text:p text:style-name="P13"><text:span text:style-name="T6"><text:tab/><text:tab/></text:span><text:span text:style-name="T13">maximo = </text:span><text:span text:style-name="T15">vetor</text:span><text:span text:style-name="T13">[i];</text:span></text:p>
      <text:p text:style-name="P9"><text:s text:c="8"/><text:tab/><text:span text:style-name="T5">}</text:span></text:p>
      <text:p text:style-name="P9">}</text:p>
      <text:p text:style-name="P9"/>
      <text:p text:style-name="P7">// <text:span text:style-name="T21">inicia vetor com zero</text:span></text:p>
      <text:p text:style-name="Standard">int <text:span text:style-name="T14">frequencia</text:span>[maximo + 1];</text:p>
      <text:p text:style-name="P9"><text:span text:style-name="T5">for</text:span> (<text:span text:style-name="T9">int</text:span> i = 0; i &lt;= maximo; i++) {</text:p>
      <text:p text:style-name="P9"><text:s text:c="4"/><text:tab/><text:span text:style-name="T14">frequencia</text:span>[i] = 0;</text:p>
      <text:p text:style-name="P9">}</text:p>
      <text:p text:style-name="P9"/>
      <text:p text:style-name="P5">// Calcule as frequências</text:p>
      <text:p text:style-name="P9"><text:span text:style-name="T5">for</text:span> (<text:span text:style-name="T9">int</text:span> i = 0; i &lt; tam; i++) {</text:p>
      <text:p text:style-name="Standard"><text:span text:style-name="T13"><text:s text:c="4"/><text:tab/></text:span><text:span text:style-name="T15">frequencia</text:span><text:span text:style-name="T13">[</text:span><text:span text:style-name="T15">vetor</text:span><text:span text:style-name="T13">[i]]++;</text:span></text:p>
      <text:p text:style-name="P9">}</text:p>
      <text:p text:style-name="P9"/>
      <text:p text:style-name="P5">// Exiba as frequências</text:p>
      <text:p text:style-name="P9"><text:span text:style-name="T5">for</text:span> (<text:span text:style-name="T9">int</text:span> i = 0; i &lt;= maximo; i++) {</text:p>
      <text:p text:style-name="P9"><text:s text:c="3"/><text:tab/> <text:span text:style-name="T5">if</text:span> (<text:span text:style-name="T14">frequencia</text:span>[i] &gt; 0) {</text:p>
      <text:p text:style-name="Standard"><text:span text:style-name="T13"><text:s text:c="7"/><text:tab/><text:tab/></text:span><text:span text:style-name="T18">printf</text:span><text:span text:style-name="T13">("</text:span><text:span text:style-name="T15">%</text:span><text:span text:style-name="T16">i</text:span><text:span text:style-name="T19"> -</text:span><text:span text:style-name="T13"> </text:span><text:span text:style-name="T15">%</text:span><text:span text:style-name="T16">i</text:span><text:span text:style-name="T18">\</text:span><text:span text:style-name="T4">n</text:span><text:span text:style-name="T13">", i, </text:span><text:span text:style-name="T15">frequencia</text:span><text:span text:style-name="T13">[i]);</text:span></text:p>
      <text:p text:style-name="P9"><text:s text:c="4"/><text:tab/>}</text:p>
      <text:p text:style-name="P9">} 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74cm" fo:margin-bottom="1.522cm" fo:margin-left="1.247cm" fo:margin-right="0.64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0:46:13.349002083</meta:creation-date>
    <dc:date>2023-10-31T13:36:00.571665198</dc:date>
    <meta:editing-duration>PT46M33S</meta:editing-duration>
    <meta:editing-cycles>8</meta:editing-cycles>
    <meta:generator>LibreOffice/7.6.2.1$Linux_X86_64 LibreOffice_project/60$Build-1</meta:generator>
    <meta:print-date>2023-10-30T22:20:45.586618663</meta:print-date>
    <meta:document-statistic meta:table-count="0" meta:image-count="0" meta:object-count="0" meta:page-count="1" meta:paragraph-count="91" meta:word-count="340" meta:character-count="1671" meta:non-whitespace-character-count="1286"/>
  </office:meta>
</office:document-meta>
</file>